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9ab0a"/>
    </style:style>
    <style:style style:name="P2" style:family="paragraph">
      <loext:graphic-properties draw:fill="none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gr1" style:family="graphic">
      <style:graphic-properties svg:stroke-width="2cm" svg:stroke-color="#000000" draw:marker-start-width="5.001cm" draw:marker-end-width="5.001cm" draw:fill="none" draw:textarea-horizontal-align="justify" draw:textarea-vertical-align="middle" draw:auto-grow-height="false" fo:min-height="16.051cm" fo:min-width="26.051cm" fo:padding-top="1cm" fo:padding-bottom="1cm" fo:padding-left="1cm" fo:padding-right="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0000" draw:marker-start-width="0.649cm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9cm" svg:stroke-color="#000000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99cm" svg:stroke-color="#000000" draw:marker-start-width="0.949cm" draw:marker-end-width="0.949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Forme1" draw:style-name="gr1" draw:text-style-name="P2" svg:width="30.003cm" svg:height="20.003cm" svg:x="4.001cm" svg:y="2.02cm"><text:p/><draw:enhanced-geometry svg:viewBox="0 0 21600 21600" draw:path-stretchpoint-x="10800" draw:path-stretchpoint-y="10800" draw:text-areas="?f3 ?f4 ?f5 ?f6" draw:type="round-rectangle" draw:modifiers="9151.5739352790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" draw:name="Forme2" draw:style-name="gr2" draw:text-style-name="P3" svg:x1="0cm" svg:y1="25.67cm" svg:x2="37.999cm" svg:y2="25.629cm"><text:p/></draw:line><draw:line text:anchor-type="paragraph" draw:z-index="2" draw:name="Forme3" draw:style-name="gr3" draw:text-style-name="P3" svg:x1="0cm" svg:y1="24.97cm" svg:x2="0cm" svg:y2="25.67cm"><text:p/></draw:line><draw:line text:anchor-type="paragraph" draw:z-index="3" draw:name="Forme3" draw:style-name="gr3" draw:text-style-name="P3" svg:x1="1cm" svg:y1="24.97cm" svg:x2="1cm" svg:y2="25.67cm"><text:p/></draw:line><draw:line text:anchor-type="paragraph" draw:z-index="4" draw:name="Forme3" draw:style-name="gr3" draw:text-style-name="P3" svg:x1="2cm" svg:y1="24.97cm" svg:x2="2cm" svg:y2="25.67cm"><text:p/></draw:line><draw:line text:anchor-type="paragraph" draw:z-index="5" draw:name="Forme3" draw:style-name="gr3" draw:text-style-name="P3" svg:x1="3cm" svg:y1="24.97cm" svg:x2="3cm" svg:y2="25.67cm"><text:p/></draw:line><draw:line text:anchor-type="paragraph" draw:z-index="6" draw:name="Forme3" draw:style-name="gr3" draw:text-style-name="P3" svg:x1="4.001cm" svg:y1="24.97cm" svg:x2="4.001cm" svg:y2="25.67cm"><text:p/></draw:line><draw:line text:anchor-type="paragraph" draw:z-index="7" draw:name="Forme3" draw:style-name="gr3" draw:text-style-name="P3" svg:x1="5.001cm" svg:y1="24.97cm" svg:x2="5.001cm" svg:y2="25.67cm"><text:p/></draw:line><draw:line text:anchor-type="paragraph" draw:z-index="8" draw:name="Forme3" draw:style-name="gr3" draw:text-style-name="P3" svg:x1="6.001cm" svg:y1="24.97cm" svg:x2="6.001cm" svg:y2="25.67cm"><text:p/></draw:line><draw:line text:anchor-type="paragraph" draw:z-index="9" draw:name="Forme3" draw:style-name="gr3" draw:text-style-name="P3" svg:x1="7.001cm" svg:y1="24.97cm" svg:x2="7.001cm" svg:y2="25.67cm"><text:p/></draw:line><draw:line text:anchor-type="paragraph" draw:z-index="10" draw:name="Forme3" draw:style-name="gr3" draw:text-style-name="P3" svg:x1="7.999cm" svg:y1="24.97cm" svg:x2="7.999cm" svg:y2="25.67cm"><text:p/></draw:line><draw:line text:anchor-type="paragraph" draw:z-index="11" draw:name="Forme3" draw:style-name="gr3" draw:text-style-name="P3" svg:x1="8.999cm" svg:y1="24.97cm" svg:x2="8.999cm" svg:y2="25.67cm"><text:p/></draw:line><draw:line text:anchor-type="paragraph" draw:z-index="12" draw:name="Forme3" draw:style-name="gr3" draw:text-style-name="P3" svg:x1="9.999cm" svg:y1="24.97cm" svg:x2="9.999cm" svg:y2="25.67cm"><text:p/></draw:line><draw:line text:anchor-type="paragraph" draw:z-index="13" draw:name="Forme3" draw:style-name="gr3" draw:text-style-name="P3" svg:x1="11cm" svg:y1="24.97cm" svg:x2="11cm" svg:y2="25.67cm"><text:p/></draw:line><draw:line text:anchor-type="paragraph" draw:z-index="14" draw:name="Forme3" draw:style-name="gr3" draw:text-style-name="P3" svg:x1="12cm" svg:y1="24.97cm" svg:x2="12cm" svg:y2="25.67cm"><text:p/></draw:line><draw:line text:anchor-type="paragraph" draw:z-index="15" draw:name="Forme3" draw:style-name="gr3" draw:text-style-name="P3" svg:x1="13cm" svg:y1="24.97cm" svg:x2="13cm" svg:y2="25.67cm"><text:p/></draw:line><draw:line text:anchor-type="paragraph" draw:z-index="16" draw:name="Forme3" draw:style-name="gr3" draw:text-style-name="P3" svg:x1="14cm" svg:y1="24.97cm" svg:x2="14cm" svg:y2="25.67cm"><text:p/></draw:line><draw:line text:anchor-type="paragraph" draw:z-index="17" draw:name="Forme3" draw:style-name="gr3" draw:text-style-name="P3" svg:x1="15cm" svg:y1="24.97cm" svg:x2="15cm" svg:y2="25.67cm"><text:p/></draw:line><draw:line text:anchor-type="paragraph" draw:z-index="18" draw:name="Forme3" draw:style-name="gr3" draw:text-style-name="P3" svg:x1="16cm" svg:y1="24.97cm" svg:x2="16cm" svg:y2="25.67cm"><text:p/></draw:line><draw:line text:anchor-type="paragraph" draw:z-index="19" draw:name="Forme3" draw:style-name="gr3" draw:text-style-name="P3" svg:x1="17cm" svg:y1="24.97cm" svg:x2="17cm" svg:y2="25.67cm"><text:p/></draw:line><draw:line text:anchor-type="paragraph" draw:z-index="20" draw:name="Forme3" draw:style-name="gr3" draw:text-style-name="P3" svg:x1="18cm" svg:y1="24.97cm" svg:x2="18cm" svg:y2="25.67cm"><text:p/></draw:line><draw:line text:anchor-type="paragraph" draw:z-index="21" draw:name="Forme3" draw:style-name="gr3" draw:text-style-name="P3" svg:x1="19.001cm" svg:y1="24.97cm" svg:x2="19.001cm" svg:y2="25.67cm"><text:p/></draw:line><draw:line text:anchor-type="paragraph" draw:z-index="22" draw:name="Forme3" draw:style-name="gr3" draw:text-style-name="P3" svg:x1="20.001cm" svg:y1="24.97cm" svg:x2="20.001cm" svg:y2="25.67cm"><text:p/></draw:line><draw:line text:anchor-type="paragraph" draw:z-index="23" draw:name="Forme3" draw:style-name="gr3" draw:text-style-name="P3" svg:x1="21.001cm" svg:y1="24.97cm" svg:x2="21.001cm" svg:y2="25.67cm"><text:p/></draw:line><draw:line text:anchor-type="paragraph" draw:z-index="24" draw:name="Forme3" draw:style-name="gr3" draw:text-style-name="P3" svg:x1="21.999cm" svg:y1="24.97cm" svg:x2="21.999cm" svg:y2="25.67cm"><text:p/></draw:line><draw:line text:anchor-type="paragraph" draw:z-index="25" draw:name="Forme3" draw:style-name="gr3" draw:text-style-name="P3" svg:x1="22.999cm" svg:y1="24.97cm" svg:x2="22.999cm" svg:y2="25.67cm"><text:p/></draw:line><draw:line text:anchor-type="paragraph" draw:z-index="26" draw:name="Forme3" draw:style-name="gr3" draw:text-style-name="P3" svg:x1="23.999cm" svg:y1="24.97cm" svg:x2="23.999cm" svg:y2="25.67cm"><text:p/></draw:line><draw:line text:anchor-type="paragraph" draw:z-index="27" draw:name="Forme3" draw:style-name="gr3" draw:text-style-name="P3" svg:x1="25cm" svg:y1="24.97cm" svg:x2="25cm" svg:y2="25.67cm"><text:p/></draw:line><draw:line text:anchor-type="paragraph" draw:z-index="28" draw:name="Forme3" draw:style-name="gr3" draw:text-style-name="P3" svg:x1="26cm" svg:y1="24.97cm" svg:x2="26cm" svg:y2="25.67cm"><text:p/></draw:line><draw:line text:anchor-type="paragraph" draw:z-index="29" draw:name="Forme3" draw:style-name="gr3" draw:text-style-name="P3" svg:x1="27cm" svg:y1="24.97cm" svg:x2="27cm" svg:y2="25.67cm"><text:p/></draw:line><draw:line text:anchor-type="paragraph" draw:z-index="30" draw:name="Forme3" draw:style-name="gr3" draw:text-style-name="P3" svg:x1="28cm" svg:y1="24.97cm" svg:x2="28cm" svg:y2="25.67cm"><text:p/></draw:line><draw:line text:anchor-type="paragraph" draw:z-index="31" draw:name="Forme3" draw:style-name="gr3" draw:text-style-name="P3" svg:x1="29cm" svg:y1="24.97cm" svg:x2="29cm" svg:y2="25.67cm"><text:p/></draw:line><draw:line text:anchor-type="paragraph" draw:z-index="32" draw:name="Forme3" draw:style-name="gr3" draw:text-style-name="P3" svg:x1="30cm" svg:y1="24.97cm" svg:x2="30cm" svg:y2="25.67cm"><text:p/></draw:line><draw:line text:anchor-type="paragraph" draw:z-index="33" draw:name="Forme3" draw:style-name="gr3" draw:text-style-name="P3" svg:x1="31cm" svg:y1="24.97cm" svg:x2="31cm" svg:y2="25.67cm"><text:p/></draw:line><draw:line text:anchor-type="paragraph" draw:z-index="34" draw:name="Forme3" draw:style-name="gr3" draw:text-style-name="P3" svg:x1="32cm" svg:y1="24.97cm" svg:x2="32cm" svg:y2="25.67cm"><text:p/></draw:line><draw:line text:anchor-type="paragraph" draw:z-index="35" draw:name="Forme3" draw:style-name="gr3" draw:text-style-name="P3" svg:x1="33.001cm" svg:y1="24.97cm" svg:x2="33.001cm" svg:y2="25.67cm"><text:p/></draw:line><draw:line text:anchor-type="paragraph" draw:z-index="36" draw:name="Forme3" draw:style-name="gr3" draw:text-style-name="P3" svg:x1="34.001cm" svg:y1="24.97cm" svg:x2="34.001cm" svg:y2="25.67cm"><text:p/></draw:line><draw:line text:anchor-type="paragraph" draw:z-index="37" draw:name="Forme3" draw:style-name="gr3" draw:text-style-name="P3" svg:x1="35.001cm" svg:y1="24.97cm" svg:x2="35.001cm" svg:y2="25.67cm"><text:p/></draw:line><draw:line text:anchor-type="paragraph" draw:z-index="38" draw:name="Forme3" draw:style-name="gr3" draw:text-style-name="P3" svg:x1="35.999cm" svg:y1="24.97cm" svg:x2="35.999cm" svg:y2="25.67cm"><text:p/></draw:line><draw:line text:anchor-type="paragraph" draw:z-index="39" draw:name="Forme3" draw:style-name="gr3" draw:text-style-name="P3" svg:x1="36.999cm" svg:y1="24.97cm" svg:x2="36.999cm" svg:y2="25.67cm"><text:p/></draw:line><draw:line text:anchor-type="paragraph" draw:z-index="40" draw:name="Forme3" draw:style-name="gr3" draw:text-style-name="P3" svg:x1="37.999cm" svg:y1="24.97cm" svg:x2="37.999cm" svg:y2="25.67cm"><text:p/></draw:line><draw:line text:anchor-type="paragraph" draw:z-index="41" draw:name="Forme4" draw:style-name="gr4" draw:text-style-name="P3" svg:x1="18.762cm" svg:y1="0.018cm" svg:x2="18.762cm" svg:y2="0.699cm"><text:p/></draw:line><draw:line text:anchor-type="paragraph" draw:z-index="42" draw:name="Forme4" draw:style-name="gr4" draw:text-style-name="P3" svg:x1="18.762cm" svg:y1="0.018cm" svg:x2="18.762cm" svg:y2="0.699cm"><text:p/></draw:line><draw:line text:anchor-type="paragraph" draw:z-index="43" draw:name="Forme4" draw:style-name="gr4" draw:text-style-name="P3" svg:x1="18.762cm" svg:y1="3.337cm" svg:x2="18.762cm" svg:y2="4.018cm"><text:p/></draw:line><draw:frame text:anchor-type="paragraph" draw:z-index="44" draw:name="Forme5" draw:style-name="gr5" draw:text-style-name="P4" svg:width="0.699cm" svg:height="0.489cm" svg:x="0.104cm" svg:y="25.141cm"><draw:text-box><text:p>0</text:p></draw:text-box></draw:frame><draw:frame text:anchor-type="paragraph" draw:z-index="45" draw:name="Forme5" draw:style-name="gr5" draw:text-style-name="P4" svg:width="0.699cm" svg:height="0.489cm" svg:x="10.105cm" svg:y="25.141cm"><draw:text-box><text:p>10</text:p></draw:text-box></draw:frame><draw:frame text:anchor-type="paragraph" draw:z-index="46" draw:name="Forme5" draw:style-name="gr5" draw:text-style-name="P4" svg:width="0.699cm" svg:height="0.489cm" svg:x="20.107cm" svg:y="25.141cm"><draw:text-box><text:p>20</text:p></draw:text-box></draw:frame><draw:frame text:anchor-type="paragraph" draw:z-index="47" draw:name="Forme5" draw:style-name="gr5" draw:text-style-name="P4" svg:width="0.699cm" svg:height="0.489cm" svg:x="30.108cm" svg:y="25.141cm"><draw:text-box><text:p>30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5:00:12.845073665</meta:creation-date>
    <dc:date>2018-03-16T15:15:24.146532976</dc:date>
    <meta:editing-duration>PT20M52S</meta:editing-duration>
    <meta:editing-cycles>4</meta:editing-cycles>
    <meta:generator>LibreOffice/5.4.5.1$Linux_X86_64 LibreOffice_project/40m0$Build-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